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 style:font-pitch="fixed"/>
    <style:font-face style:name="Calisto MT" svg:font-family="'Calisto MT'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Tahoma" svg:font-family="Tahoma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Footer">
      <style:text-properties style:font-name="Cambria" fo:font-size="11pt" style:font-size-asian="11pt" text:display="none"/>
    </style:style>
    <style:style style:name="P2" style:family="paragraph" style:parent-style-name="Normal">
      <style:paragraph-properties fo:margin-left="2in" fo:margin-right="0in" fo:line-height="0.2917in" fo:text-indent="0in" style:auto-text-indent="false"/>
    </style:style>
    <style:style style:name="P3" style:family="paragraph" style:parent-style-name="Normal">
      <style:text-properties fo:language="en" fo:country="US"/>
    </style:style>
    <style:style style:name="P4" style:family="paragraph" style:parent-style-name="Normal">
      <style:text-properties fo:language="en" fo:country="US" officeooo:paragraph-rsid="001fec07"/>
    </style:style>
    <style:style style:name="P5" style:family="paragraph" style:parent-style-name="Normal">
      <style:text-properties officeooo:paragraph-rsid="001c0acb"/>
    </style:style>
    <style:style style:name="P6" style:family="paragraph" style:parent-style-name="Normal">
      <style:text-properties officeooo:paragraph-rsid="001fec07"/>
    </style:style>
    <style:style style:name="P7" style:family="paragraph" style:parent-style-name="Normal">
      <style:text-properties fo:color="#000000" loext:opacity="100%" fo:language="en" fo:country="US" officeooo:paragraph-rsid="001c0acb"/>
    </style:style>
    <style:style style:name="P8" style:family="paragraph" style:parent-style-name="Normal">
      <style:text-properties fo:color="#000000" loext:opacity="100%" fo:language="en" fo:country="US" officeooo:paragraph-rsid="001fec07"/>
    </style:style>
    <style:style style:name="P9" style:family="paragraph" style:parent-style-name="List_20_Paragraph">
      <style:text-properties fo:language="en" fo:country="US" officeooo:paragraph-rsid="001c0acb"/>
    </style:style>
    <style:style style:name="P10" style:family="paragraph" style:parent-style-name="List_20_Paragraph">
      <style:text-properties fo:language="en" fo:country="US" officeooo:paragraph-rsid="001fec07"/>
    </style:style>
    <style:style style:name="P11" style:family="paragraph" style:parent-style-name="Name" style:master-page-name="Standard">
      <style:paragraph-properties style:page-number="auto"/>
    </style:style>
    <style:style style:name="P12" style:family="paragraph" style:parent-style-name="Header" style:master-page-name="Standard">
      <style:paragraph-properties style:page-number="auto"/>
    </style:style>
    <style:style style:name="P13" style:family="paragraph" style:parent-style-name="Heading_20_1">
      <style:text-properties fo:color="#000000" loext:opacity="100%" fo:language="en" fo:country="US"/>
    </style:style>
    <style:style style:name="P14" style:family="paragraph" style:parent-style-name="Heading_20_1">
      <style:text-properties fo:color="#000000" loext:opacity="100%" fo:language="en" fo:country="US" officeooo:rsid="001b4e40"/>
    </style:style>
    <style:style style:name="P15" style:family="paragraph" style:parent-style-name="Heading_20_1">
      <style:text-properties officeooo:rsid="001b4e40"/>
    </style:style>
    <style:style style:name="P16" style:family="paragraph" style:parent-style-name="List_20_Paragraph" style:list-style-name="LS4">
      <style:text-properties fo:language="en" fo:country="US" officeooo:paragraph-rsid="001c0acb"/>
    </style:style>
    <style:style style:name="P17" style:family="paragraph" style:parent-style-name="List_20_Paragraph" style:list-style-name="LS4">
      <style:text-properties fo:language="en" fo:country="US" officeooo:paragraph-rsid="001fec07"/>
    </style:style>
    <style:style style:name="T1" style:family="text">
      <style:text-properties officeooo:rsid="001ea6a0"/>
    </style:style>
    <style:style style:name="T2" style:family="text">
      <style:text-properties fo:color="#c00000" loext:opacity="100%"/>
    </style:style>
    <style:style style:name="T3" style:family="text">
      <style:text-properties fo:color="#000000" loext:opacity="100%"/>
    </style:style>
    <style:style style:name="T4" style:family="text">
      <style:text-properties fo:language="en" fo:country="US"/>
    </style:style>
    <style:style style:name="T5" style:family="text">
      <style:text-properties officeooo:rsid="001ae621"/>
    </style:style>
    <style:style style:name="T6" style:family="text">
      <style:text-properties officeooo:rsid="001b4e40"/>
    </style:style>
    <style:style style:name="T7" style:family="text">
      <style:text-properties officeooo:rsid="001dc72d"/>
    </style:style>
    <style:style style:name="T8" style:family="text">
      <style:text-properties officeooo:rsid="0027407d"/>
    </style:style>
    <style:style style:name="T9" style:family="text">
      <style:text-properties officeooo:rsid="0027bb44"/>
    </style:style>
    <style:style style:name="T10" style:family="text">
      <style:text-properties fo:font-style="italic" officeooo:rsid="0027407d" style:font-style-asian="italic" style:font-style-complex="italic"/>
    </style:style>
    <style:style style:name="T11" style:family="text">
      <style:text-properties fo:font-style="italic" officeooo:rsid="0027bb44" style:font-style-asian="italic" style:font-style-complex="italic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span text:style-name="T2"><text:tab/><text:tab/></text:span><text:span text:style-name="T5">Fatima Blockhaus</text:span></text:p>
      <text:p text:style-name="P3"><text:tab/><text:tab/></text:p>
      <text:p text:style-name="P2"><text:span text:style-name="Highlighted_20_with_20_gray_20_Char"><text:span text:style-name="T4">Vel eveniet modi esse deleniti.</text:span></text:span></text:p>
      <text:p text:style-name="Normal"/>
      <text:h text:style-name="P13" text:outline-level="1">E<text:span text:style-name="T6">rfahrung</text:span></text:h>
      <text:p text:style-name="P3"/>
      <text:section text:style-name="Sect1" text:name="59bcbf78-97fa-48e2-800d-40b55b14f764">
        <text:p text:style-name="P5">
    <text:span text:style-name="T4">
      <text:tab/>
    </text:span>
    <text:span text:style-name="White_20_Font">
      <text:span text:style-name="T3">März 2011 - August 2012 </text:span>
    </text:span>
    <text:span text:style-name="T4">
      <text:tab/>
    </text:span>
    <text:span text:style-name="Color_20_Caps_20_Expanded">
      <text:span text:style-name="T7">Berufsbildner - </text:span>
    </text:span>
    <text:span text:style-name="Color_20_Caps_20_Expanded">
      <text:span text:style-name="T10">Roche</text:span>
    </text:span>
  </text:p>
        <text:list xml:id="list1382365679" text:style-name="LS4">
          <text:list-header>
            <text:p text:style-name="P16">Projektmanagement</text:p>
          </text:list-header>
        </text:list>
        <text:p text:style-name="P9"/>
      </text:section>
      <text:p text:style-name="P7"><text:tab/></text:p>
      <text:p text:style-name="P3"/>
      <text:h text:style-name="P15" text:outline-level="1">Ausbildung</text:h>
      <text:p text:style-name="P3"/>
      <text:p text:style-name="P4"/>
      <text:section text:style-name="Sect1" text:name="4cdd6e8c-6b73-4dff-a9cc-4df503300e96">
        <text:p text:style-name="P6">
    <text:span text:style-name="T4">
      <text:tab/>
    </text:span>
    <text:span text:style-name="White_20_Font">
      <text:span text:style-name="T3">September 2014 - Juni 2016 </text:span>
    </text:span>
    <text:span text:style-name="T4">
      <text:tab/>
    </text:span>
    <text:span text:style-name="Color_20_Caps_20_Expanded">
      <text:span text:style-name="T7">Bachelor in Kunst - </text:span>
    </text:span>
    <text:span text:style-name="Color_20_Caps_20_Expanded">
      <text:span text:style-name="T11">Konservatorium</text:span>
    </text:span>
  </text:p>
        <text:list xml:id="list182305024740123" text:continue-numbering="true" text:style-name="LS4">
          <text:list-header>
            <text:p text:style-name="P17">Geige</text:p>
          </text:list-header>
        </text:list>
        <text:p text:style-name="P10"/>
      </text:section>
      <text:p text:style-name="P8"/>
      <text:p text:style-name="P3"/>
      <text:h text:style-name="P14" text:outline-level="1">Skills</text:h>
      <text:p text:style-name="P3"/>
      <text:p text:style-name="P4"/>
      <text:section text:style-name="Sect1" text:name="db87bd7f-0b65-4ba5-8b39-efa0ed450664">
        <text:p text:style-name="P6">
    <text:span text:style-name="T4">
      <text:tab/>
      <text:tab/>
    </text:span>
    <text:span text:style-name="Color_20_Caps_20_Expanded">
      <text:span text:style-name="T7">Sprachen</text:span>
    </text:span>
  </text:p>
        <text:list xml:id="list182303273224947" text:continue-numbering="true" text:style-name="LS4">
          <text:list-header>
            <text:p text:style-name="P17">Englisch, Französisch, Deutsch, Chinesisch</text:p>
          </text:list-header>
        </text:list>
        <text:p text:style-name="P10"/>
      </text:section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 style:font-pitch="fixed"/>
    <style:font-face style:name="Calisto MT" svg:font-family="'Calisto MT'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Tahoma" svg:font-family="Tahoma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font-name-asian="Calibri" style:font-size-asian="11pt" style:language-asian="en" style:country-asian="US" style:font-name-complex="Times New Roman" style:font-size-complex="11pt" style:language-complex="en" style:country-complex="US"/>
    </style:default-style>
    <style:default-style style:family="paragraph">
      <style:paragraph-properties fo:line-height="108%" fo:orphans="2" fo:widows="2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font-name-asian="Calibri" style:font-size-asian="11pt" style:language-asian="en" style:country-asian="US" style:font-name-complex="Times New Roman" style:font-size-complex="11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margin-top="0in" fo:margin-bottom="0in" style:contextual-spacing="false" fo:line-height="0.222in" fo:orphans="2" fo:widows="2">
        <style:tab-stops>
          <style:tab-stop style:position="1.5in" style:type="right"/>
          <style:tab-stop style:position="2in"/>
        </style:tab-stops>
      </style:paragraph-properties>
      <style:text-properties style:font-name="Century Gothic" fo:font-family="'Century Gothic'" style:font-family-generic="swiss" style:font-pitch="variable" fo:font-size="10pt" fo:language="fr" fo:country="FR" style:font-size-asian="10pt" style:font-size-complex="10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Heading_20_1" style:display-name="Heading 1" style:family="paragraph" style:parent-style-name="Normal" style:default-outline-level="1" style:class="text">
      <style:paragraph-properties fo:padding-left="0in" fo:padding-right="0in" fo:padding-top="0in" fo:padding-bottom="0.139in" fo:border-left="none" fo:border-right="none" fo:border-top="none" fo:border-bottom="0.51pt solid #285b60"/>
      <style:text-properties fo:text-transform="uppercase" fo:color="#000000" loext:opacity="100%" fo:letter-spacing="0.0417in" fo:font-weight="bold" style:font-weight-asian="bold" style:font-size-complex="10pt"/>
    </style:style>
    <style:style style:name="Heading_20_2" style:display-name="Heading 2" style:family="paragraph" style:parent-style-name="Normal" style:default-outline-level="2" style:class="text">
      <style:text-properties fo:color="#3c8890" loext:opacity="100%" fo:font-weight="bold" style:font-weight-asian="bold"/>
    </style:style>
    <style:style style:name="Heading_20_3" style:display-name="Heading 3" style:family="paragraph" style:parent-style-name="Normal" style:default-outline-level="3" style:class="text">
      <style:paragraph-properties fo:text-align="end" style:justify-single-word="false"/>
      <style:text-properties fo:color="#262626" loext:opacity="100%"/>
    </style:style>
    <style:style style:name="No_20_List" style:display-name="No List" style:family="paragraph">
      <style:paragraph-properties fo:margin-top="0in" fo:margin-bottom="0.111in" style:contextual-spacing="false" fo:line-height="108%"/>
      <style:text-properties fo:font-size="11pt" style:font-size-asian="11pt" style:font-size-complex="11pt"/>
    </style:style>
    <style:style style:name="Normal_20__28_Web_29_" style:display-name="Normal (Web)" style:family="paragraph" style:parent-style-name="Normal">
      <style:paragraph-properties fo:margin-top="0.1945in" fo:margin-bottom="0.1945in" style:contextual-spacing="false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Name" style:family="paragraph" style:parent-style-name="Normal">
      <style:paragraph-properties fo:line-height="100%"/>
      <style:text-properties fo:color="#5b6973" loext:opacity="100%" fo:font-size="36pt" fo:language="en" fo:country="US" fo:font-weight="bold" style:font-size-asian="36pt" style:font-weight-asian="bold" style:font-size-complex="36pt"/>
    </style:style>
    <style:style style:name="Job_20_Title" style:display-name="Job Title" style:family="paragraph" style:parent-style-name="Normal">
      <style:text-properties fo:font-weight="bold" style:font-weight-asian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Normal" style:class="extra">
      <style:paragraph-properties fo:text-align="end" style:justify-single-word="false">
        <style:tab-stops>
          <style:tab-stop style:position="3.25in" style:type="center"/>
          <style:tab-stop style:position="6.5in" style:type="right"/>
        </style:tab-stops>
      </style:paragraph-properties>
      <style:text-properties fo:color="#5b6973" loext:opacity="100%"/>
    </style:style>
    <style:style style:name="Footer" style:family="paragraph" style:parent-style-name="Normal" style:class="extra">
      <style:paragraph-properties fo:text-align="end" style:justify-single-word="false"/>
    </style:style>
    <style:style style:name="Balloon_20_Text" style:display-name="Balloon Text" style:family="paragraph" style:parent-style-name="Normal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List_20_Paragraph" style:display-name="List Paragraph" style:family="paragraph" style:parent-style-name="Normal">
      <style:paragraph-properties fo:line-height="0.2in" style:text-autospace="none">
        <style:tab-stops>
          <style:tab-stop style:position="1in" style:type="right"/>
          <style:tab-stop style:position="1.5in"/>
        </style:tab-stops>
      </style:paragraph-properties>
    </style:style>
    <style:style style:name="Highlighted_20_with_20_gray" style:display-name="Highlighted with gray" style:family="paragraph" style:parent-style-name="Normal">
      <loext:graphic-properties draw:fill="solid" draw:fill-color="#f2f2f2" draw:opacity="100%"/>
      <style:paragraph-properties fo:line-height="0.2917in" fo:background-color="#f2f2f2" fo:padding-left="0.0555in" fo:padding-right="0.0555in" fo:padding-top="0.0138in" fo:padding-bottom="0.0138in" fo:border="6.01pt solid #f2f2f2"/>
      <style:text-properties fo:background-color="#f2f2f2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text-transform="uppercase" fo:color="#ffffff" loext:opacity="100%" style:font-name="Century Gothic" fo:font-family="'Century Gothic'" style:font-family-generic="swiss" style:font-pitch="variable" fo:font-size="10pt" fo:letter-spacing="0.0417in" fo:language="fr" fo:country="FR" fo:font-weight="bold" style:font-size-asian="10pt" style:font-weight-asian="bold" style:font-size-complex="10pt"/>
    </style:style>
    <style:style style:name="Heading_20_2_20_Char" style:display-name="Heading 2 Char" style:family="text" style:parent-style-name="Default_20_Paragraph_20_Font">
      <style:text-properties fo:color="#3c8890" loext:opacity="100%" style:font-name="Century Gothic" fo:font-family="'Century Gothic'" style:font-family-generic="swiss" style:font-pitch="variable" fo:font-weight="bold" style:font-weight-asian="bold"/>
    </style:style>
    <style:style style:name="Heading_20_3_20_Char" style:display-name="Heading 3 Char" style:family="text" style:parent-style-name="Default_20_Paragraph_20_Font">
      <style:text-properties fo:color="#262626" loext:opacity="100%" style:font-name="Century Gothic" fo:font-family="'Century Gothic'" style:font-family-generic="swiss" style:font-pitch="variable" fo:language="fr" fo:country="FR"/>
    </style:style>
    <style:style style:name="Internet_20_link" style:display-name="Internet link" style:family="text" style:parent-style-name="Default_20_Paragraph_20_Font">
      <style:text-properties fo:color="#26cbec" loext:opacity="100%" style:text-underline-style="solid" style:text-underline-width="auto" style:text-underline-color="font-color"/>
    </style:style>
    <style:style style:name="White_20_Font" style:display-name="White Font" style:family="text" style:parent-style-name="Default_20_Paragraph_20_Font">
      <style:text-properties fo:color="#ffffff" loext:opacity="100%" fo:language="en" fo:country="US"/>
    </style:style>
    <style:style style:name="Header_20_Char" style:display-name="Header Char" style:family="text" style:parent-style-name="Default_20_Paragraph_20_Font">
      <style:text-properties fo:color="#5b6973" loext:opacity="100%" style:font-name="Century Gothic" fo:font-family="'Century Gothic'" style:font-family-generic="swiss" style:font-pitch="variable" fo:font-size="10pt" fo:language="fr" fo:country="FR" style:font-size-asian="10pt"/>
    </style:style>
    <style:style style:name="Footer_20_Char" style:display-name="Footer Char" style:family="text" style:parent-style-name="Default_20_Paragraph_20_Font">
      <style:text-properties style:font-name="Century Gothic" fo:font-family="'Century Gothic'" style:font-family-generic="swiss" style:font-pitch="variable" fo:font-size="10pt" style:font-size-asian="10pt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Highlighted_20_with_20_gray_20_Char" style:display-name="Highlighted with gray Char" style:family="text" style:parent-style-name="Default_20_Paragraph_20_Font">
      <style:text-properties style:font-name="Century Gothic" fo:font-family="'Century Gothic'" style:font-family-generic="swiss" style:font-pitch="variable" fo:font-size="10pt" fo:language="fr" fo:country="FR" fo:background-color="#f2f2f2" style:font-size-asian="10pt"/>
    </style:style>
    <style:style style:name="Color_20_Caps_20_Expanded" style:display-name="Color Caps Expanded" style:family="text" style:parent-style-name="Default_20_Paragraph_20_Font">
      <style:text-properties fo:text-transform="uppercase" fo:color="#285b60" loext:opacity="100%" fo:letter-spacing="0.0138in" fo:language="en" fo:country="US" fo:font-weight="bold" style:font-weight-asian="bold"/>
    </style:style>
    <style:style style:name="List2Level0" style:family="text">
      <style:text-properties fo:color="#000000" loext:opacity="100%" style:font-name="Wingdings" fo:font-family="Wingdings" style:font-pitch="variable" style:font-charset="x-symbol"/>
    </style:style>
    <style:style style:name="List2Level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2Level2" style:family="text">
      <style:text-properties style:font-name="Wingdings" fo:font-family="Wingdings" style:font-pitch="variable" style:font-charset="x-symbol"/>
    </style:style>
    <style:style style:name="List2Level3" style:family="text">
      <style:text-properties style:font-name="Symbol" fo:font-family="Symbol" style:font-family-generic="roman" style:font-pitch="variable" style:font-charset="x-symbol"/>
    </style:style>
    <style:style style:name="List2Level4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2Level5" style:family="text">
      <style:text-properties style:font-name="Wingdings" fo:font-family="Wingdings" style:font-pitch="variable" style:font-charset="x-symbol"/>
    </style:style>
    <style:style style:name="List2Level6" style:family="text">
      <style:text-properties style:font-name="Symbol" fo:font-family="Symbol" style:font-family-generic="roman" style:font-pitch="variable" style:font-charset="x-symbol"/>
    </style:style>
    <style:style style:name="List2Level7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2Level8" style:family="text">
      <style:text-properties style:font-name="Wingdings" fo:font-family="Wingdings" style:font-pitch="variable" style:font-charset="x-symbol"/>
    </style:style>
    <style:style style:name="List3Level0" style:family="text">
      <style:text-properties fo:color="#000000" loext:opacity="100%" style:font-name="Calisto MT" fo:font-family="'Calisto MT'" style:font-family-generic="roman" style:font-pitch="variable"/>
    </style:style>
    <style:style style:name="List3Level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3Level2" style:family="text">
      <style:text-properties style:font-name="Wingdings" fo:font-family="Wingdings" style:font-pitch="variable" style:font-charset="x-symbol"/>
    </style:style>
    <style:style style:name="List3Level3" style:family="text">
      <style:text-properties style:font-name="Symbol" fo:font-family="Symbol" style:font-family-generic="roman" style:font-pitch="variable" style:font-charset="x-symbol"/>
    </style:style>
    <style:style style:name="List3Level4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3Level5" style:family="text">
      <style:text-properties style:font-name="Wingdings" fo:font-family="Wingdings" style:font-pitch="variable" style:font-charset="x-symbol"/>
    </style:style>
    <style:style style:name="List3Level6" style:family="text">
      <style:text-properties style:font-name="Symbol" fo:font-family="Symbol" style:font-family-generic="roman" style:font-pitch="variable" style:font-charset="x-symbol"/>
    </style:style>
    <style:style style:name="List3Level7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3Level8" style:family="text">
      <style:text-properties style:font-name="Wingdings" fo:font-family="Wingdings" style:font-pitch="variable" style:font-charset="x-symbol"/>
    </style:style>
    <style:style style:name="List4Level0" style:family="text">
      <style:text-properties fo:color="#000000" loext:opacity="100%" style:font-name="Calisto MT" fo:font-family="'Calisto MT'" style:font-family-generic="roman" style:font-pitch="variable"/>
    </style:style>
    <style:style style:name="List4Level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4Level2" style:family="text">
      <style:text-properties style:font-name="Wingdings" fo:font-family="Wingdings" style:font-pitch="variable" style:font-charset="x-symbol"/>
    </style:style>
    <style:style style:name="List4Level3" style:family="text">
      <style:text-properties style:font-name="Symbol" fo:font-family="Symbol" style:font-family-generic="roman" style:font-pitch="variable" style:font-charset="x-symbol"/>
    </style:style>
    <style:style style:name="List4Level4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4Level5" style:family="text">
      <style:text-properties style:font-name="Wingdings" fo:font-family="Wingdings" style:font-pitch="variable" style:font-charset="x-symbol"/>
    </style:style>
    <style:style style:name="List4Level6" style:family="text">
      <style:text-properties style:font-name="Symbol" fo:font-family="Symbol" style:font-family-generic="roman" style:font-pitch="variable" style:font-charset="x-symbol"/>
    </style:style>
    <style:style style:name="List4Level7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4Level8" style:family="text">
      <style:text-properties style:font-name="Wingdings" fo:font-family="Wingdings" style:font-pitch="variable" style:font-charset="x-symbol"/>
    </style:style>
    <style:style style:name="List1Level0" style:family="text"/>
    <style:style style:name="List1Level1" style:family="text"/>
    <style:style style:name="List1Level2" style:family="text"/>
    <style:style style:name="List1Level3" style:family="text"/>
    <style:style style:name="List1Level4" style:family="text"/>
    <style:style style:name="List1Level5" style:family="text"/>
    <style:style style:name="List1Level6" style:family="text"/>
    <style:style style:name="List1Level7" style:family="text"/>
    <style:style style:name="List1Level8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S1">
      <text:list-level-style-number text:level="1" text:style-name="List1Level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1Level1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1Level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1Level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1Level4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1Level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1Level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1Level7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1Level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2">
      <text:list-level-style-bullet text:level="1" text:style-name="List2Level0" text:bullet-char="">
        <style:list-level-properties text:list-level-position-and-space-mode="label-alignment">
          <style:list-level-label-alignment text:label-followed-by="listtab" fo:text-indent="-0.25in" fo:margin-left="0.8937in"/>
        </style:list-level-properties>
        <style:text-properties style:font-name="Wingdings"/>
      </text:list-level-style-bullet>
      <text:list-level-style-bullet text:level="2" text:style-name="List2Level1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2Level2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2Level3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2Level4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2Level5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2Level6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2Level7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2Level8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3">
      <text:list-level-style-bullet text:level="1" text:style-name="List3Level0" text:bullet-char="+">
        <style:list-level-properties text:list-level-position-and-space-mode="label-alignment">
          <style:list-level-label-alignment text:label-followed-by="listtab" fo:text-indent="-0.25in" fo:margin-left="0.8937in"/>
        </style:list-level-properties>
        <style:text-properties style:font-name="Calisto MT"/>
      </text:list-level-style-bullet>
      <text:list-level-style-bullet text:level="2" text:style-name="List3Level1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3Level2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3Level3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3Level4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3Level5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3Level6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3Level7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3Level8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4">
      <text:list-level-style-bullet text:level="1" text:style-name="List4Level0" text:bullet-char="+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alisto MT"/>
      </text:list-level-style-bullet>
      <text:list-level-style-bullet text:level="2" text:style-name="List4Level1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Courier New"/>
      </text:list-level-style-bullet>
      <text:list-level-style-bullet text:level="3" text:style-name="List4Level2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4" text:style-name="List4Level3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5" text:style-name="List4Level4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Courier New"/>
      </text:list-level-style-bullet>
      <text:list-level-style-bullet text:level="6" text:style-name="List4Level5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bullet text:level="7" text:style-name="List4Level6" text:bullet-char="">
        <style:list-level-properties text:list-level-position-and-space-mode="label-alignment">
          <style:list-level-label-alignment text:label-followed-by="listtab" fo:text-indent="-0.25in" fo:margin-left="5.5in"/>
        </style:list-level-properties>
        <style:text-properties style:font-name="Symbol"/>
      </text:list-level-style-bullet>
      <text:list-level-style-bullet text:level="8" text:style-name="List4Level7" text:bullet-char="o">
        <style:list-level-properties text:list-level-position-and-space-mode="label-alignment">
          <style:list-level-label-alignment text:label-followed-by="listtab" fo:text-indent="-0.25in" fo:margin-left="6in"/>
        </style:list-level-properties>
        <style:text-properties style:font-name="Courier New"/>
      </text:list-level-style-bullet>
      <text:list-level-style-bullet text:level="9" text:style-name="List4Level8" text:bullet-char="">
        <style:list-level-properties text:list-level-position-and-space-mode="label-alignment">
          <style:list-level-label-alignment text:label-followed-by="listtab" fo:text-indent="-0.25in" fo:margin-left="6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 style:master-page-name="Standard">
      <style:paragraph-properties style:page-number="auto"/>
    </style:style>
    <style:style style:name="MP2" style:family="paragraph" style:parent-style-name="Footer">
      <style:text-properties style:font-name="Cambria" fo:font-size="11pt" style:font-size-asian="11pt" text:display="none"/>
    </style:style>
    <style:style style:name="MT1" style:family="text">
      <style:text-properties officeooo:rsid="001ea6a0"/>
    </style:style>
    <style:page-layout style:name="Mpm1">
      <style:page-layout-properties fo:page-width="8.5in" fo:page-height="11in" style:num-format="1" style:print-orientation="portrait" fo:margin-top="0.5in" fo:margin-bottom="0.35in" fo:margin-left="0.5in" fo:margin-right="0.5in" fo:border="none" fo:padding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-0.2in" fo:margin-left="0in" fo:margin-right="0in" fo:margin-bottom="0in" style:dynamic-spacing="true"/>
      </style:header-style>
      <style:footer-style>
        <style:header-footer-properties fo:min-height="0.15in" fo:margin-left="0in" fo:margin-right="0in" fo:margin-top="0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1234567890 </text:span>| <text:span text:style-name="MT1">sherilyn.jast@howell.name</text:span></text:p>
      </style:header>
      <style:footer>
        <text:p text:style-name="MP2">© This Free Resume Template is the copyright of Hloom.com. The unauthorized copying, sharing or distribution of copyrighted material is strictly prohibited.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1.4.2$Linux_X86_64 LibreOffice_project/10$Build-2</meta:generator>
    <dc:title>Blue Side OpenOffice Resume</dc:title>
    <meta:creation-date>2017-08-04T17:36:19.25</meta:creation-date>
    <meta:editing-cycles>17</meta:editing-cycles>
    <meta:editing-duration>PT1H7M24S</meta:editing-duration>
    <dc:subject>hloom.com</dc:subject>
    <meta:initial-creator>hloom.com </meta:initial-creator>
    <dc:date>2021-07-27T18:23:02.900569696</dc:date>
    <meta:document-statistic meta:table-count="0" meta:image-count="0" meta:object-count="0" meta:page-count="1" meta:paragraph-count="14" meta:word-count="27" meta:character-count="343" meta:non-whitespace-character-count="319"/>
  </office:meta>
</office:document-meta>
</file>